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3.53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16" table:default-cell-style-name="Default"/>
        <table:table-row table:style-name="ro1"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 office:value-type="string" calcext:value-type="string">
            <text:p>Windows</text:p>
          </table:table-cell>
          <table:table-cell table:number-columns-repeated="5"/>
          <table:table-cell table:style-name="ce3" office:value-type="string" calcext:value-type="string" table:number-columns-spanned="2" table:number-rows-spanned="1">
            <text:p>Cyclone V no SVM</text:p>
          </table:table-cell>
          <table:covered-table-cell/>
          <table:table-cell table:number-columns-repeated="4"/>
          <table:table-cell table:style-name="ce3" office:value-type="string" calcext:value-type="string" table:number-columns-spanned="3" table:number-rows-spanned="1">
            <text:p>Cyclone V no SVM (noRelax)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table:style-name="Default"/>
          <table:table-cell table:style-name="ce3" office:value-type="string" calcext:value-type="string" table:number-columns-spanned="3" table:number-rows-spanned="1">
            <text:p>Frame time (kernel related)</text:p>
          </table:table-cell>
          <table:covered-table-cell table:number-columns-repeated="2"/>
          <table:table-cell table:number-columns-repeated="3"/>
          <table:table-cell table:style-name="ce3" office:value-type="string" calcext:value-type="string" table:number-columns-spanned="3" table:number-rows-spanned="1">
            <text:p>Frame time (kernel related)</text:p>
          </table:table-cell>
          <table:covered-table-cell table:number-columns-repeated="2"/>
          <table:table-cell table:number-columns-repeated="3"/>
          <table:table-cell table:style-name="ce3" office:value-type="string" calcext:value-type="string" table:number-columns-spanned="3" table:number-rows-spanned="1">
            <text:p>Frame time (kernel related)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Agents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worst</text:p>
          </table:table-cell>
          <table:table-cell office:value-type="string" calcext:value-type="string">
            <text:p>frames</text:p>
          </table:table-cell>
          <table:table-cell/>
          <table:table-cell table:style-name="ce1" office:value-type="string" calcext:value-type="string">
            <text:p>Agents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worst</text:p>
          </table:table-cell>
          <table:table-cell office:value-type="string" calcext:value-type="string">
            <text:p>frames</text:p>
          </table:table-cell>
          <table:table-cell/>
          <table:table-cell table:style-name="ce1" office:value-type="string" calcext:value-type="string">
            <text:p>Agents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worst</text:p>
          </table:table-cell>
          <table:table-cell office:value-type="string" calcext:value-type="string">
            <text:p>frames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0.613101" calcext:value-type="float">
            <text:p>0.613101</text:p>
          </table:table-cell>
          <table:table-cell office:value-type="float" office:value="0.35794" calcext:value-type="float">
            <text:p>0.35794</text:p>
          </table:table-cell>
          <table:table-cell office:value-type="float" office:value="4.38452" calcext:value-type="float">
            <text:p>4.38452</text:p>
          </table:table-cell>
          <table:table-cell office:value-type="float" office:value="1713" calcext:value-type="float">
            <text:p>1713</text:p>
          </table:table-cell>
          <table:table-cell/>
          <table:table-cell table:style-name="ce2" office:value-type="float" office:value="200" calcext:value-type="float">
            <text:p>200</text:p>
          </table:table-cell>
          <table:table-cell office:value-type="float" office:value="19.168297" calcext:value-type="float">
            <text:p>19.168297</text:p>
          </table:table-cell>
          <table:table-cell office:value-type="float" office:value="27.461743" calcext:value-type="float">
            <text:p>27.461743</text:p>
          </table:table-cell>
          <table:table-cell office:value-type="float" office:value="45.86792" calcext:value-type="float">
            <text:p>45.86792</text:p>
          </table:table-cell>
          <table:table-cell office:value-type="float" office:value="698" calcext:value-type="float">
            <text:p>698</text:p>
          </table:table-cell>
          <table:table-cell/>
          <table:table-cell table:style-name="ce2" office:value-type="float" office:value="200" calcext:value-type="float">
            <text:p>200</text:p>
          </table:table-cell>
          <table:table-cell office:value-type="float" office:value="25.520673" calcext:value-type="float">
            <text:p>25.520673</text:p>
          </table:table-cell>
          <table:table-cell office:value-type="float" office:value="35.79337" calcext:value-type="float">
            <text:p>35.79337</text:p>
          </table:table-cell>
          <table:table-cell office:value-type="float" office:value="53.622007" calcext:value-type="float">
            <text:p>53.622007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/>
          <table:table-cell table:style-name="Default"/>
          <table:table-cell office:value-type="float" office:value="0.547513" calcext:value-type="float">
            <text:p>0.547513</text:p>
          </table:table-cell>
          <table:table-cell office:value-type="float" office:value="0.319622" calcext:value-type="float">
            <text:p>0.319622</text:p>
          </table:table-cell>
          <table:table-cell office:value-type="float" office:value="0.952002" calcext:value-type="float">
            <text:p>0.952002</text:p>
          </table:table-cell>
          <table:table-cell table:number-columns-repeated="9"/>
          <table:table-cell office:value-type="float" office:value="28.0188" calcext:value-type="float">
            <text:p>28.0188</text:p>
          </table:table-cell>
          <table:table-cell office:value-type="float" office:value="35.155332" calcext:value-type="float">
            <text:p>35.155332</text:p>
          </table:table-cell>
          <table:table-cell office:value-type="float" office:value="62.901974" calcext:value-type="float">
            <text:p>62.901974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/>
          <table:table-cell table:style-name="Default"/>
          <table:table-cell office:value-type="float" office:value="0.452117" calcext:value-type="float">
            <text:p>0.452117</text:p>
          </table:table-cell>
          <table:table-cell office:value-type="float" office:value="0.263933" calcext:value-type="float">
            <text:p>0.263933</text:p>
          </table:table-cell>
          <table:table-cell office:value-type="float" office:value="0.771865" calcext:value-type="float">
            <text:p>0.771865</text:p>
          </table:table-cell>
          <table:table-cell table:number-columns-repeated="9"/>
          <table:table-cell office:value-type="float" office:value="25.006192" calcext:value-type="float">
            <text:p>25.006192</text:p>
          </table:table-cell>
          <table:table-cell office:value-type="float" office:value="35.31948" calcext:value-type="float">
            <text:p>35.31948</text:p>
          </table:table-cell>
          <table:table-cell office:value-type="float" office:value="41.051865" calcext:value-type="float">
            <text:p>41.051865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/>
          <table:table-cell table:style-name="Default"/>
          <table:table-cell office:value-type="float" office:value="0.452761" calcext:value-type="float">
            <text:p>0.452761</text:p>
          </table:table-cell>
          <table:table-cell office:value-type="float" office:value="0.264309" calcext:value-type="float">
            <text:p>0.264309</text:p>
          </table:table-cell>
          <table:table-cell office:value-type="float" office:value="0.854325" calcext:value-type="float">
            <text:p>0.854325</text:p>
          </table:table-cell>
          <table:table-cell table:number-columns-repeated="9"/>
          <table:table-cell office:value-type="float" office:value="31.193443" calcext:value-type="float">
            <text:p>31.193443</text:p>
          </table:table-cell>
          <table:table-cell office:value-type="float" office:value="34.853009" calcext:value-type="float">
            <text:p>34.853009</text:p>
          </table:table-cell>
          <table:table-cell office:value-type="float" office:value="43.78891" calcext:value-type="float">
            <text:p>43.78891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/>
          <table:table-cell table:style-name="Default"/>
          <table:table-cell office:value-type="float" office:value="0.452346" calcext:value-type="float">
            <text:p>0.452346</text:p>
          </table:table-cell>
          <table:table-cell office:value-type="float" office:value="0.264067" calcext:value-type="float">
            <text:p>0.264067</text:p>
          </table:table-cell>
          <table:table-cell office:value-type="float" office:value="0.769034" calcext:value-type="float">
            <text:p>0.769034</text:p>
          </table:table-cell>
          <table:table-cell table:number-columns-repeated="9"/>
          <table:table-cell office:value-type="float" office:value="24.225428" calcext:value-type="float">
            <text:p>24.225428</text:p>
          </table:table-cell>
          <table:table-cell office:value-type="float" office:value="35.314035" calcext:value-type="float">
            <text:p>35.314035</text:p>
          </table:table-cell>
          <table:table-cell office:value-type="float" office:value="53.575039" calcext:value-type="float">
            <text:p>53.575039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3.856273" calcext:value-type="float">
            <text:p>3.856273</text:p>
          </table:table-cell>
          <table:table-cell office:value-type="float" office:value="1.467938" calcext:value-type="float">
            <text:p>1.467938</text:p>
          </table:table-cell>
          <table:table-cell office:value-type="float" office:value="24.706764" calcext:value-type="float">
            <text:p>24.706764</text:p>
          </table:table-cell>
          <table:table-cell office:value-type="float" office:value="2627" calcext:value-type="float">
            <text:p>2627</text:p>
          </table:table-cell>
          <table:table-cell/>
          <table:table-cell table:style-name="ce2" office:value-type="float" office:value="400" calcext:value-type="float">
            <text:p>400</text:p>
          </table:table-cell>
          <table:table-cell office:value-type="float" office:value="99.927553" calcext:value-type="float">
            <text:p>99.927553</text:p>
          </table:table-cell>
          <table:table-cell office:value-type="float" office:value="103.12441" calcext:value-type="float">
            <text:p>103.12441</text:p>
          </table:table-cell>
          <table:table-cell office:value-type="float" office:value="113.835812" calcext:value-type="float">
            <text:p>113.835812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office:value-type="float" office:value="23.953359" calcext:value-type="float">
            <text:p>23.953359</text:p>
          </table:table-cell>
          <table:table-cell office:value-type="float" office:value="35.277406" calcext:value-type="float">
            <text:p>35.277406</text:p>
          </table:table-cell>
          <table:table-cell office:value-type="float" office:value="43.409109" calcext:value-type="float">
            <text:p>43.40910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/>
          <table:table-cell table:style-name="Default"/>
          <table:table-cell office:value-type="float" office:value="1.403839" calcext:value-type="float">
            <text:p>1.403839</text:p>
          </table:table-cell>
          <table:table-cell office:value-type="float" office:value="0.534389" calcext:value-type="float">
            <text:p>0.534389</text:p>
          </table:table-cell>
          <table:table-cell office:value-type="float" office:value="2.032472" calcext:value-type="float">
            <text:p>2.032472</text:p>
          </table:table-cell>
          <table:table-cell table:number-columns-repeated="6"/>
          <table:table-cell office:value-type="float" office:value="941" calcext:value-type="float">
            <text:p>941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office:value-type="float" office:value="1.40305" calcext:value-type="float">
            <text:p>1.40305</text:p>
          </table:table-cell>
          <table:table-cell office:value-type="float" office:value="0.534389" calcext:value-type="float">
            <text:p>0.534389</text:p>
          </table:table-cell>
          <table:table-cell office:value-type="float" office:value="2.032472" calcext:value-type="float">
            <text:p>2.032472</text:p>
          </table:table-cell>
          <table:table-cell table:number-columns-repeated="8"/>
          <table:table-cell table:style-name="ce2" office:value-type="float" office:value="400" calcext:value-type="float">
            <text:p>400</text:p>
          </table:table-cell>
          <table:table-cell table:style-name="ce4" office:value-type="float" office:value="94.065434" calcext:value-type="float">
            <text:p>94.065434</text:p>
          </table:table-cell>
          <table:table-cell table:style-name="ce4" office:value-type="float" office:value="80.951321" calcext:value-type="float">
            <text:p>80.951321</text:p>
          </table:table-cell>
          <table:table-cell table:style-name="ce4" office:value-type="float" office:value="93.797922" calcext:value-type="float">
            <text:p>93.797922</text:p>
          </table:table-cell>
          <table:table-cell office:value-type="float" office:value="1162" calcext:value-type="float">
            <text:p>1162</text:p>
          </table:table-cell>
        </table:table-row>
        <table:table-row table:style-name="ro1">
          <table:table-cell/>
          <table:table-cell table:style-name="Default"/>
          <table:table-cell office:value-type="float" office:value="1.403775" calcext:value-type="float">
            <text:p>1.403775</text:p>
          </table:table-cell>
          <table:table-cell office:value-type="float" office:value="0.534364" calcext:value-type="float">
            <text:p>0.534364</text:p>
          </table:table-cell>
          <table:table-cell office:value-type="float" office:value="2.133689" calcext:value-type="float">
            <text:p>2.133689</text:p>
          </table:table-cell>
          <table:table-cell table:number-columns-repeated="9"/>
          <table:table-cell table:style-name="ce4" office:value-type="float" office:value="70.540001" calcext:value-type="float">
            <text:p>70.540001</text:p>
          </table:table-cell>
          <table:table-cell table:style-name="ce4" office:value-type="float" office:value="83.677344" calcext:value-type="float">
            <text:p>83.677344</text:p>
          </table:table-cell>
          <table:table-cell table:style-name="ce4" office:value-type="float" office:value="104.94113" calcext:value-type="float">
            <text:p>104.94113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/>
          <table:table-cell table:style-name="Default"/>
          <table:table-cell office:value-type="float" office:value="1.401192" calcext:value-type="float">
            <text:p>1.401192</text:p>
          </table:table-cell>
          <table:table-cell office:value-type="float" office:value="0.533385" calcext:value-type="float">
            <text:p>0.533385</text:p>
          </table:table-cell>
          <table:table-cell office:value-type="float" office:value="1.886664" calcext:value-type="float">
            <text:p>1.886664</text:p>
          </table:table-cell>
          <table:table-cell table:number-columns-repeated="9"/>
          <table:table-cell table:style-name="ce4" office:value-type="float" office:value="77.644047" calcext:value-type="float">
            <text:p>77.644047</text:p>
          </table:table-cell>
          <table:table-cell table:style-name="ce4" office:value-type="float" office:value="83.219771" calcext:value-type="float">
            <text:p>83.219771</text:p>
          </table:table-cell>
          <table:table-cell table:style-name="ce4" office:value-type="float" office:value="99.607944" calcext:value-type="float">
            <text:p>99.607944</text:p>
          </table:table-cell>
          <table:table-cell office:value-type="float" office:value="933" calcext:value-type="float">
            <text:p>933</text:p>
          </table:table-cell>
        </table:table-row>
        <table:table-row table:style-name="ro1">
          <table:table-cell/>
          <table:table-cell table:style-name="Default"/>
          <table:table-cell office:value-type="float" office:value="1.400525" calcext:value-type="float">
            <text:p>1.400525</text:p>
          </table:table-cell>
          <table:table-cell office:value-type="float" office:value="0.533127" calcext:value-type="float">
            <text:p>0.533127</text:p>
          </table:table-cell>
          <table:table-cell office:value-type="float" office:value="1.84101" calcext:value-type="float">
            <text:p>1.84101</text:p>
          </table:table-cell>
          <table:table-cell table:number-columns-repeated="2"/>
          <table:table-cell table:style-name="ce2" office:value-type="float" office:value="800" calcext:value-type="float">
            <text:p>800</text:p>
          </table:table-cell>
          <table:table-cell table:number-columns-repeated="6"/>
          <table:table-cell table:style-name="ce4" office:value-type="float" office:value="76.836047" calcext:value-type="float">
            <text:p>76.836047</text:p>
          </table:table-cell>
          <table:table-cell table:style-name="ce4" office:value-type="float" office:value="82.797464" calcext:value-type="float">
            <text:p>82.797464</text:p>
          </table:table-cell>
          <table:table-cell table:style-name="ce4" office:value-type="float" office:value="95.082998" calcext:value-type="float">
            <text:p>95.082998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/>
          <table:table-cell table:style-name="Default"/>
          <table:table-cell table:number-columns-repeated="12"/>
          <table:table-cell table:style-name="ce4" office:value-type="float" office:value="70.771343" calcext:value-type="float">
            <text:p>70.771343</text:p>
          </table:table-cell>
          <table:table-cell table:style-name="ce4" office:value-type="float" office:value="82.773501" calcext:value-type="float">
            <text:p>82.773501</text:p>
          </table:table-cell>
          <table:table-cell table:style-name="ce4" office:value-type="float" office:value="108.511925" calcext:value-type="float">
            <text:p>108.511925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/>
          <table:table-cell table:style-name="Default"/>
          <table:table-cell table:number-columns-repeated="12"/>
          <table:table-cell table:style-name="ce4" office:value-type="float" office:value="72.682724" calcext:value-type="float">
            <text:p>72.682724</text:p>
          </table:table-cell>
          <table:table-cell table:style-name="ce4" office:value-type="float" office:value="82.876538" calcext:value-type="float">
            <text:p>82.876538</text:p>
          </table:table-cell>
          <table:table-cell table:style-name="ce4" office:value-type="float" office:value="108.679056" calcext:value-type="float">
            <text:p>108.679056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Cyclone V no SVM (noRelax)</text:p>
          </table:table-cell>
          <table:covered-table-cell table:number-columns-repeated="2"/>
          <table:table-cell table:number-columns-repeated="10"/>
          <table:table-cell table:style-name="ce4" office:value-type="float" office:value="73.988432" calcext:value-type="float">
            <text:p>73.988432</text:p>
          </table:table-cell>
          <table:table-cell table:style-name="ce4" office:value-type="float" office:value="82.118126" calcext:value-type="float">
            <text:p>82.118126</text:p>
          </table:table-cell>
          <table:table-cell table:style-name="ce4" office:value-type="float" office:value="93.991995" calcext:value-type="float">
            <text:p>93.991995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/>
          <table:table-cell table:style-name="Default"/>
          <table:table-cell table:style-name="ce3" office:value-type="string" calcext:value-type="string" table:number-columns-spanned="3" table:number-rows-spanned="1">
            <text:p>Frame time (kernel related)</text:p>
          </table:table-cell>
          <table:covered-table-cell table:number-columns-repeated="2"/>
          <table:table-cell table:number-columns-repeated="9"/>
          <table:table-cell table:style-name="ce4" office:value-type="float" office:value="75.51906" calcext:value-type="float">
            <text:p>75.51906</text:p>
          </table:table-cell>
          <table:table-cell table:style-name="ce4" office:value-type="float" office:value="83.079274" calcext:value-type="float">
            <text:p>83.079274</text:p>
          </table:table-cell>
          <table:table-cell table:style-name="ce4" office:value-type="float" office:value="94.885826" calcext:value-type="float">
            <text:p>94.885826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/>
          <table:table-cell table:style-name="ce1" office:value-type="string" calcext:value-type="string">
            <text:p>Agents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worst</text:p>
          </table:table-cell>
          <table:table-cell office:value-type="string" calcext:value-type="string">
            <text:p>frames</text:p>
          </table:table-cell>
          <table:table-cell table:number-columns-repeated="7"/>
          <table:table-cell table:style-name="ce2"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29.247516" calcext:value-type="float">
            <text:p>29.247516</text:p>
          </table:table-cell>
          <table:table-cell office:value-type="float" office:value="31.584791" calcext:value-type="float">
            <text:p>31.584791</text:p>
          </table:table-cell>
          <table:table-cell office:value-type="float" office:value="36.254883" calcext:value-type="float">
            <text:p>36.254883</text:p>
          </table:table-cell>
          <table:table-cell office:value-type="float" office:value="926" calcext:value-type="float">
            <text:p>92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33.600581" calcext:value-type="float">
            <text:p>33.600581</text:p>
          </table:table-cell>
          <table:table-cell office:value-type="float" office:value="32.370502" calcext:value-type="float">
            <text:p>32.370502</text:p>
          </table:table-cell>
          <table:table-cell office:value-type="float" office:value="48.957109" calcext:value-type="float">
            <text:p>48.957109</text:p>
          </table:table-cell>
          <table:table-cell office:value-type="float" office:value="1038" calcext:value-type="float">
            <text:p>10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32.350045" calcext:value-type="float">
            <text:p>32.350045</text:p>
          </table:table-cell>
          <table:table-cell office:value-type="float" office:value="32.317727" calcext:value-type="float">
            <text:p>32.317727</text:p>
          </table:table-cell>
          <table:table-cell office:value-type="float" office:value="47.974825" calcext:value-type="float">
            <text:p>47.974825</text:p>
          </table:table-cell>
          <table:table-cell office:value-type="float" office:value="1001" calcext:value-type="float">
            <text:p>10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29.972301" calcext:value-type="float">
            <text:p>29.972301</text:p>
          </table:table-cell>
          <table:table-cell office:value-type="float" office:value="32.507918" calcext:value-type="float">
            <text:p>32.507918</text:p>
          </table:table-cell>
          <table:table-cell office:value-type="float" office:value="48.459053" calcext:value-type="float">
            <text:p>48.459053</text:p>
          </table:table-cell>
          <table:table-cell office:value-type="float" office:value="922" calcext:value-type="float">
            <text:p>9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29.315923" calcext:value-type="float">
            <text:p>29.315923</text:p>
          </table:table-cell>
          <table:table-cell office:value-type="float" office:value="32.357531" calcext:value-type="float">
            <text:p>32.357531</text:p>
          </table:table-cell>
          <table:table-cell office:value-type="float" office:value="48.809052" calcext:value-type="float">
            <text:p>48.809052</text:p>
          </table:table-cell>
          <table:table-cell office:value-type="float" office:value="906" calcext:value-type="float">
            <text:p>90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26.562131" calcext:value-type="float">
            <text:p>26.562131</text:p>
          </table:table-cell>
          <table:table-cell office:value-type="float" office:value="28.871882" calcext:value-type="float">
            <text:p>28.871882</text:p>
          </table:table-cell>
          <table:table-cell office:value-type="float" office:value="44.579029" calcext:value-type="float">
            <text:p>44.579029</text:p>
          </table:table-cell>
          <table:table-cell office:value-type="float" office:value="920" calcext:value-type="float">
            <text:p>92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style-name="ce4" office:value-type="float" office:value="113.761366" calcext:value-type="float">
            <text:p>113.761366</text:p>
          </table:table-cell>
          <table:table-cell table:style-name="ce4" office:value-type="float" office:value="80.283251" calcext:value-type="float">
            <text:p>80.283251</text:p>
          </table:table-cell>
          <table:table-cell table:style-name="ce4" office:value-type="float" office:value="99.696875" calcext:value-type="float">
            <text:p>99.696875</text:p>
          </table:table-cell>
          <table:table-cell office:value-type="float" office:value="1417" calcext:value-type="float">
            <text:p>141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style-name="ce4" office:value-type="float" office:value="108.039791" calcext:value-type="float">
            <text:p>108.039791</text:p>
          </table:table-cell>
          <table:table-cell table:style-name="ce4" office:value-type="float" office:value="78.289704" calcext:value-type="float">
            <text:p>78.289704</text:p>
          </table:table-cell>
          <table:table-cell table:style-name="ce4" office:value-type="float" office:value="84.531069" calcext:value-type="float">
            <text:p>84.531069</text:p>
          </table:table-cell>
          <table:table-cell office:value-type="float" office:value="1380" calcext:value-type="float">
            <text:p>138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style-name="ce4" office:value-type="float" office:value="113.448253" calcext:value-type="float">
            <text:p>113.448253</text:p>
          </table:table-cell>
          <table:table-cell table:style-name="ce4" office:value-type="float" office:value="77.757542" calcext:value-type="float">
            <text:p>77.757542</text:p>
          </table:table-cell>
          <table:table-cell table:style-name="ce4" office:value-type="float" office:value="85.506916" calcext:value-type="float">
            <text:p>85.506916</text:p>
          </table:table-cell>
          <table:table-cell office:value-type="float" office:value="1459" calcext:value-type="float">
            <text:p>145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style-name="ce4" office:value-type="float" office:value="121.831422" calcext:value-type="float">
            <text:p>121.831422</text:p>
          </table:table-cell>
          <table:table-cell table:style-name="ce4" office:value-type="float" office:value="80.152251" calcext:value-type="float">
            <text:p>80.152251</text:p>
          </table:table-cell>
          <table:table-cell table:style-name="ce4" office:value-type="float" office:value="97.354174" calcext:value-type="float">
            <text:p>97.354174</text:p>
          </table:table-cell>
          <table:table-cell office:value-type="float" office:value="1520" calcext:value-type="float">
            <text:p>152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style-name="ce4" office:value-type="float" office:value="103.536124" calcext:value-type="float">
            <text:p>103.536124</text:p>
          </table:table-cell>
          <table:table-cell table:style-name="ce4" office:value-type="float" office:value="78.734695" calcext:value-type="float">
            <text:p>78.734695</text:p>
          </table:table-cell>
          <table:table-cell table:style-name="ce4" office:value-type="float" office:value="88.017941" calcext:value-type="float">
            <text:p>88.017941</text:p>
          </table:table-cell>
          <table:table-cell office:value-type="float" office:value="1315" calcext:value-type="float">
            <text:p>131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style-name="ce4" office:value-type="float" office:value="102.489436" calcext:value-type="float">
            <text:p>102.489436</text:p>
          </table:table-cell>
          <table:table-cell table:style-name="ce4" office:value-type="float" office:value="79.203583" calcext:value-type="float">
            <text:p>79.203583</text:p>
          </table:table-cell>
          <table:table-cell table:style-name="ce4" office:value-type="float" office:value="103.560925" calcext:value-type="float">
            <text:p>103.560925</text:p>
          </table:table-cell>
          <table:table-cell office:value-type="float" office:value="1294" calcext:value-type="float">
            <text:p>129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table:style-name="ce4" office:value-type="float" office:value="545.190628" calcext:value-type="float">
            <text:p>545.190628</text:p>
          </table:table-cell>
          <table:table-cell table:style-name="ce4" office:value-type="float" office:value="296.299254" calcext:value-type="float">
            <text:p>296.299254</text:p>
          </table:table-cell>
          <table:table-cell table:style-name="ce4" office:value-type="float" office:value="325.670958" calcext:value-type="float">
            <text:p>325.670958</text:p>
          </table:table-cell>
          <table:table-cell office:value-type="float" office:value="1840" calcext:value-type="float">
            <text:p>184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562.323617" calcext:value-type="float">
            <text:p>562.323617</text:p>
          </table:table-cell>
          <table:table-cell office:value-type="float" office:value="295.804112" calcext:value-type="float">
            <text:p>295.804112</text:p>
          </table:table-cell>
          <table:table-cell office:value-type="float" office:value="329.416037" calcext:value-type="float">
            <text:p>329.416037</text:p>
          </table:table-cell>
          <table:table-cell office:value-type="float" office:value="1901" calcext:value-type="float">
            <text:p>19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598.595909" calcext:value-type="float">
            <text:p>598.595909</text:p>
          </table:table-cell>
          <table:table-cell office:value-type="float" office:value="296.775364" calcext:value-type="float">
            <text:p>296.775364</text:p>
          </table:table-cell>
          <table:table-cell office:value-type="float" office:value="327.548981" calcext:value-type="float">
            <text:p>327.548981</text:p>
          </table:table-cell>
          <table:table-cell office:value-type="float" office:value="2017" calcext:value-type="float">
            <text:p>201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631.479864" calcext:value-type="float">
            <text:p>631.479864</text:p>
          </table:table-cell>
          <table:table-cell office:value-type="float" office:value="301.710399" calcext:value-type="float">
            <text:p>301.710399</text:p>
          </table:table-cell>
          <table:table-cell office:value-type="float" office:value="348.143101" calcext:value-type="float">
            <text:p>348.143101</text:p>
          </table:table-cell>
          <table:table-cell office:value-type="float" office:value="2093" calcext:value-type="float">
            <text:p>209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559.634122" calcext:value-type="float">
            <text:p>559.634122</text:p>
          </table:table-cell>
          <table:table-cell office:value-type="float" office:value="301.527005" calcext:value-type="float">
            <text:p>301.527005</text:p>
          </table:table-cell>
          <table:table-cell office:value-type="float" office:value="330.794096" calcext:value-type="float">
            <text:p>330.794096</text:p>
          </table:table-cell>
          <table:table-cell office:value-type="float" office:value="1856" calcext:value-type="float">
            <text:p>1856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7T17:30:37.886191747</meta:creation-date>
    <dc:date>2017-06-20T21:34:17.009635688</dc:date>
    <meta:editing-duration>PT3H1M28S</meta:editing-duration>
    <meta:editing-cycles>3</meta:editing-cycles>
    <meta:generator>LibreOffice/5.1.6.2$Linux_X86_64 LibreOffice_project/10m0$Build-2</meta:generator>
    <meta:document-statistic meta:table-count="1" meta:cell-count="221" meta:object-count="0"/>
  </office:meta>
</office:document-meta>
</file>